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2.535cm" fo:min-width="26.98cm"/>
    </style:style>
    <style:style style:name="gr2" style:family="graphic" style:parent-style-name="standard">
      <style:graphic-properties svg:stroke-color="#000000" draw:fill="gradient" draw:fill-gradient-name="Gradient_20_2" draw:textarea-horizontal-align="justify" draw:textarea-vertical-align="middle" draw:auto-grow-height="false" fo:min-height="5.295cm" fo:min-width="0.659cm"/>
    </style:style>
    <style:style style:name="gr3" style:family="graphic" style:parent-style-name="standard">
      <style:graphic-properties draw:stroke="none" svg:stroke-color="#000000" draw:fill="none" draw:fill-color="#ffffff" fo:min-height="1.929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gradient" draw:fill-gradient-name="Gradient_20_2" draw:textarea-horizontal-align="justify" draw:textarea-vertical-align="middle" draw:auto-grow-height="false" fo:min-height="0.29cm" fo:min-width="0cm"/>
    </style:style>
    <style:style style:name="gr6" style:family="graphic" style:parent-style-name="standard">
      <style:graphic-properties draw:stroke="none" svg:stroke-color="#000000" draw:fill="none" draw:fill-color="#ffffff" fo:min-height="1.418cm"/>
    </style:style>
    <style:style style:name="gr7" style:family="graphic" style:parent-style-name="standard">
      <style:graphic-properties draw:stroke="none" svg:stroke-color="#000000" draw:fill="none" draw:fill-color="#ffffff" fo:min-height="2.555cm"/>
    </style:style>
    <style:style style:name="gr8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083cm" fo:min-width="1.25cm"/>
    </style:style>
    <style:style style:name="gr9" style:family="graphic" style:parent-style-name="objectwithoutfill">
      <style:graphic-properties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Liberation Sans1" fo:font-size="40pt" style:font-name-asian="Liberation Sans1" style:font-size-asian="40pt" style:font-name-complex="Liberation Sans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48cm" svg:height="2.785cm" svg:x="0.239cm" svg:y="2.3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48cm" svg:height="2.785cm" svg:x="0.27cm" svg:y="12.2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9cm" svg:height="5.545cm" svg:x="13.902cm" svg:y="5.423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1012.80788177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.899cm" svg:height="2.179cm" svg:x="0.914cm" svg:y="7.532cm">
          <draw:text-box>
            <text:p text:style-name="P2"><text:span text:style-name="T1">E</text:span></text:p>
          </draw:text-box>
        </draw:frame>
        <draw:line draw:style-name="gr4" draw:text-style-name="P1" draw:layer="layout" svg:x1="3.752cm" svg:y1="6.269cm" svg:x2="3.752cm" svg:y2="10.845cm">
          <text:p/>
        </draw:line>
        <draw:line draw:style-name="gr4" draw:text-style-name="P1" draw:layer="layout" svg:x1="1.194cm" svg:y1="7.557cm" svg:x2="2.626cm" svg:y2="7.563cm">
          <text:p/>
        </draw:line>
        <draw:custom-shape draw:style-name="gr5" draw:text-style-name="P1" draw:layer="layout" svg:width="0.398cm" svg:height="1.618cm" svg:x="11.385cm" svg:y="5.46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1012.80788177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6.129cm" svg:height="1.668cm" svg:x="19.467cm" svg:y="7.895cm">
          <draw:text-box>
            <text:p text:style-name="P3"><text:span text:style-name="T2">Electrodes</text:span></text:p>
          </draw:text-box>
        </draw:frame>
        <draw:line draw:style-name="gr4" draw:text-style-name="P1" draw:layer="layout" svg:x1="22.571cm" svg:y1="7.79cm" svg:x2="22.557cm" svg:y2="5.561cm">
          <text:p/>
        </draw:line>
        <draw:line draw:style-name="gr4" draw:text-style-name="P1" draw:layer="layout" svg:x1="22.518cm" svg:y1="9.613cm" svg:x2="22.504cm" svg:y2="11.842cm">
          <text:p/>
        </draw:line>
        <draw:frame draw:style-name="gr7" draw:text-style-name="P4" draw:layer="layout" svg:width="2.222cm" svg:height="2.805cm" svg:x="7.215cm" svg:y="0cm">
          <draw:text-box>
            <text:p text:style-name="P4"><text:span text:style-name="T3">p</text:span><text:span text:style-name="T4">±</text:span></text:p>
          </draw:text-box>
        </draw:frame>
        <draw:custom-shape draw:style-name="gr8" draw:text-style-name="P1" draw:layer="layout" svg:width="1.75cm" svg:height="0.333cm" svg:x="8.935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0.782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2.62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4.467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6.314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8.152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0.016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1.863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3.701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5.545cm" svg:y="5.1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3.403cm" svg:y="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5.25cm" svg:y="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7.088cm" svg:y="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.541cm" svg:y="5.10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711cm" svg:y1="0.143cm" svg:x2="19.2cm" svg:y2="16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d320" draw:end-color="#c5000b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27T18:08:55.562944715</meta:creation-date>
    <dc:date>2017-02-27T19:11:22.860805629</dc:date>
    <dc:creator>rete </dc:creator>
    <meta:editing-duration>PT1H2M27S</meta:editing-duration>
    <meta:editing-cycles>4</meta:editing-cycles>
    <meta:generator>LibreOffice/4.3.3.2$Linux_x86 LibreOffice_project/430m0$Build-2</meta:generator>
    <meta:document-statistic meta:object-count="26"/>
  </office:meta>
</office:document-meta>
</file>